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a9cc" officeooo:paragraph-rsid="001fa9cc"/>
    </style:style>
    <style:style style:name="P2" style:family="paragraph" style:parent-style-name="Standard" style:list-style-name="L1">
      <style:text-properties officeooo:rsid="001fa9cc" officeooo:paragraph-rsid="001fa9cc"/>
    </style:style>
    <style:style style:name="P3" style:family="paragraph" style:parent-style-name="Standard" style:list-style-name="L1">
      <style:text-properties officeooo:rsid="001fa9cc" officeooo:paragraph-rsid="00265d22"/>
    </style:style>
    <style:style style:name="P4" style:family="paragraph" style:parent-style-name="Standard">
      <style:text-properties officeooo:rsid="001fa9cc" officeooo:paragraph-rsid="00265d22"/>
    </style:style>
    <style:style style:name="P5" style:family="paragraph" style:parent-style-name="Standard" style:list-style-name="L1">
      <style:text-properties style:text-position="0% 100%" officeooo:rsid="001fa9cc" officeooo:paragraph-rsid="001fa9cc"/>
    </style:style>
    <style:style style:name="P6" style:family="paragraph" style:parent-style-name="Standard" style:list-style-name="L1">
      <style:text-properties style:text-position="0% 100%" officeooo:rsid="00220623" officeooo:paragraph-rsid="00220623"/>
    </style:style>
    <style:style style:name="P7" style:family="paragraph" style:parent-style-name="Standard" style:list-style-name="L1">
      <style:text-properties style:text-position="0% 100%" officeooo:rsid="002304f8" officeooo:paragraph-rsid="0023630d"/>
    </style:style>
    <style:style style:name="P8" style:family="paragraph" style:parent-style-name="Standard" style:list-style-name="L1">
      <style:text-properties style:text-position="0% 100%" officeooo:rsid="002304f8" officeooo:paragraph-rsid="002af2d6"/>
    </style:style>
    <style:style style:name="P9" style:family="paragraph" style:parent-style-name="Standard">
      <style:text-properties style:text-position="0% 100%" officeooo:rsid="002304f8" officeooo:paragraph-rsid="0023630d"/>
    </style:style>
    <style:style style:name="P10" style:family="paragraph" style:parent-style-name="Standard" style:list-style-name="L1">
      <style:text-properties style:text-position="0% 100%" officeooo:rsid="0024693c" officeooo:paragraph-rsid="0024693c"/>
    </style:style>
    <style:style style:name="P11" style:family="paragraph" style:parent-style-name="Standard" style:list-style-name="L1">
      <style:text-properties style:text-position="0% 100%" officeooo:rsid="002af20d" officeooo:paragraph-rsid="002af20d"/>
    </style:style>
    <style:style style:name="P12" style:family="paragraph" style:parent-style-name="Standard" style:list-style-name="L1">
      <style:text-properties style:text-position="0% 100%" officeooo:rsid="002af2d6" officeooo:paragraph-rsid="002af2d6"/>
    </style:style>
    <style:style style:name="P13" style:family="paragraph" style:parent-style-name="Standard" style:list-style-name="L1">
      <style:text-properties officeooo:rsid="00265d22" officeooo:paragraph-rsid="00265d22"/>
    </style:style>
    <style:style style:name="P14" style:family="paragraph" style:parent-style-name="Standard" style:list-style-name="L1">
      <style:text-properties officeooo:rsid="0027ba86" officeooo:paragraph-rsid="0027ba86"/>
    </style:style>
    <style:style style:name="P15" style:family="paragraph" style:parent-style-name="Standard" style:list-style-name="L1">
      <style:text-properties officeooo:rsid="0027eda7" officeooo:paragraph-rsid="0027eda7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sub 58%"/>
    </style:style>
    <style:style style:name="T4" style:family="text">
      <style:text-properties officeooo:rsid="00233cd8"/>
    </style:style>
    <style:style style:name="T5" style:family="text">
      <style:text-properties officeooo:rsid="00265d22"/>
    </style:style>
    <style:style style:name="T6" style:family="text">
      <style:text-properties officeooo:rsid="0026c12d"/>
    </style:style>
    <style:style style:name="T7" style:family="text">
      <style:text-properties officeooo:rsid="0027ba86"/>
    </style:style>
    <style:style style:name="T8" style:family="text">
      <style:text-properties officeooo:rsid="0029647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niel McDonough</text:p>
      <text:p text:style-name="P1">10/26/19</text:p>
      <text:p text:style-name="P1">CS539</text:p>
      <text:p text:style-name="P1">HW7</text:p>
      <text:p text:style-name="P1"/>
      <text:list xml:id="list386406109991392072" text:style-name="L1">
        <text:list-item>
          <text:p text:style-name="P2"><text:s/></text:p>
          <text:list>
            <text:list-item>
              <text:p text:style-name="P3"><text:s/></text:p>
              <text:list>
                <text:list-item>
                  <text:p text:style-name="P3"><text:span text:style-name="T5">given x = [1,1] scaled by sigmas = [2,2] and [0.5,05]</text:span></text:p>
                </text:list-item>
              </text:list>
              <text:p text:style-name="P13">sum = [<text:span text:style-name="T6">4</text:span>,<text:span text:style-name="T6">4</text:span>] </text:p>
              <text:list text:continue-numbering="true">
                <text:list-item>
                  <text:p text:style-name="P13">given x = [1,-1] scaled by sigmas = [2,-2] and [1,-1]</text:p>
                </text:list-item>
              </text:list>
              <text:p text:style-name="P13">sum = [<text:span text:style-name="T7">3</text:span>,-<text:span text:style-name="T7">3</text:span>]</text:p>
              <text:list text:continue-numbering="true">
                <text:list-item>
                  <text:p text:style-name="P14">M = </text:p>
                  <text:p text:style-name="P14">[3,1</text:p>
                  <text:p text:style-name="P14">3,1]</text:p>
                  <text:p text:style-name="P15">Mx = <text:span text:style-name="T5"><text:s/>[4,4] </text:span></text:p>
                  <text:p text:style-name="P15">Mx = <text:span text:style-name="T5">[3,-3]</text:span></text:p>
                </text:list-item>
              </text:list>
            </text:list-item>
          </text:list>
        </text:list-item>
      </text:list>
      <text:p text:style-name="P4"/>
      <text:list xml:id="list142002892026788" text:continue-numbering="true" text:style-name="L1">
        <text:list-item>
          <text:list>
            <text:list-item>
              <text:p text:style-name="P2">IF N = UDV<text:span text:style-name="T1">T </text:span><text:span text:style-name="T2">then </text:span></text:p>
              <text:p text:style-name="P2"><text:span text:style-name="T2">N</text:span><text:span text:style-name="T1">T</text:span><text:span text:style-name="T2">N = (VD</text:span><text:span text:style-name="T1">T</text:span><text:span text:style-name="T2">U</text:span><text:span text:style-name="T1">T</text:span><text:span text:style-name="T2">)UDV</text:span><text:span text:style-name="T1">T </text:span></text:p>
              <text:p text:style-name="P2"><text:span text:style-name="T2">= V(D</text:span><text:span text:style-name="T1">T</text:span><text:span text:style-name="T2">D)V</text:span><text:span text:style-name="T1">T </text:span><text:span text:style-name="T2"><text:s/></text:span></text:p>
              <text:p text:style-name="P2"><text:span text:style-name="T2">AS D = D</text:span><text:span text:style-name="T1">T </text:span></text:p>
              <text:p text:style-name="P2"><text:span text:style-name="T2">V(D</text:span><text:span text:style-name="T1">T</text:span><text:span text:style-name="T2">D)V</text:span><text:span text:style-name="T1">T <text:s/></text:span><text:span text:style-name="T2">= V(D</text:span><text:span text:style-name="T1">2</text:span><text:span text:style-name="T2">)V</text:span><text:span text:style-name="T1">T</text:span></text:p>
            </text:list-item>
          </text:list>
        </text:list-item>
        <text:list-item>
          <text:p text:style-name="P5"><text:s/><text:span text:style-name="T8">If all world points are co-planer the A cannot have a rank greater than 9. Such that A’s rank is 12. This is because given RREF(B), where B = A with a Rank &gt; 9, then the number of free pivots == N, and is a non homogenous system. As such Bx != 0 and thereby does not exist a set of linearly independent solutions. </text:span></text:p>
        </text:list-item>
        <text:list-item>
          <text:p text:style-name="P6"/>
          <text:list>
            <text:list-item>
              <text:p text:style-name="P7">For all world points <text:span text:style-name="T4">XW its image point </text:span></text:p>
              <text:p text:style-name="P10">X<text:span text:style-name="T1">I </text:span>= |f|<text:span text:style-name="T1">2</text:span>*X<text:span text:style-name="T1">c</text:span> / fxX<text:span text:style-name="T1">c</text:span></text:p>
              <text:p text:style-name="P10">X<text:span text:style-name="T1">i</text:span><text:span text:style-name="T3">foe</text:span> = <text:s/>|f|<text:span text:style-name="T1">2</text:span>*V<text:span text:style-name="T1">c</text:span> / fxV<text:span text:style-name="T1">c</text:span></text:p>
              <text:p text:style-name="P11">If the camera is moving with a velocity of V<text:span text:style-name="T1">C</text:span> with no rotation, then the projection of the world onto the image is the P(RX<text:span text:style-name="T1">W</text:span>+T) </text:p>
              <text:p text:style-name="P12">As R = 0 then the world points are moving over time T</text:p>
              <text:p text:style-name="P12">given T then any point in X<text:span text:style-name="T1">I </text:span>will be shown with a displacement of X<text:span text:style-name="T1">I </text:span><text:s/>- X<text:span text:style-name="T1">I</text:span><text:span text:style-name="T3">FOE </text:span></text:p>
              <text:p text:style-name="P12">In relation to time k then the velocity of the image point will be given as (k)(X<text:span text:style-name="T1">I </text:span><text:s/>- X<text:span text:style-name="T1">I</text:span><text:span text:style-name="T3">FOE </text:span>)</text:p>
              <text:p text:style-name="P8"/>
            </text:list-item>
          </text:list>
        </text:list-item>
      </text:list>
      <text:p text:style-name="P9"/>
      <text:list xml:id="list142004429202723" text:continue-numbering="true" text:style-name="L1">
        <text:list-item>
          <text:list>
            <text:list-item>
              <text:p text:style-name="P6">As Velocity = distance/time</text:p>
            </text:list-item>
          </text:list>
          <text:p text:style-name="P6">VI = K(Displacement)</text:p>
          <text:p text:style-name="P6">then K must equal 1/time</text:p>
          <text:p text:style-name="P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6T19:35:29.077756048</meta:creation-date>
    <dc:date>2019-10-28T14:20:02.580553752</dc:date>
    <meta:editing-duration>PT16M3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32" meta:word-count="240" meta:character-count="1115" meta:non-whitespace-character-count="894"/>
  </office:meta>
</office:document-meta>
</file>